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loext:opacity="100%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 officeooo:rsid="0013aab1" officeooo:paragraph-rsid="0013aab1"/>
    </style:style>
    <style:style style:name="P7" style:family="paragraph" style:parent-style-name="Heading_20_3">
      <style:text-properties style:font-name="DejaVu Sans" officeooo:rsid="0026f6c0" officeooo:paragraph-rsid="0026f6c0"/>
    </style:style>
    <style:style style:name="P8" style:family="paragraph" style:parent-style-name="Heading_20_3">
      <style:text-properties style:font-name="DejaVu Sans" officeooo:rsid="002c291c" officeooo:paragraph-rsid="002bb21c"/>
    </style:style>
    <style:style style:name="P9" style:family="paragraph" style:parent-style-name="Heading_20_3">
      <style:text-properties style:font-name="DejaVu Sans" officeooo:paragraph-rsid="00156931"/>
    </style:style>
    <style:style style:name="P10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font-size="8pt" style:font-size-asian="8pt" style:font-size-complex="8pt"/>
    </style:style>
    <style:style style:name="P14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44c913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4678e2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3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4" style:family="paragraph" style:parent-style-name="Standard" style:list-style-name="L2">
      <style:text-properties style:font-name="DejaVu Sans" fo:font-style="normal" fo:font-weight="bold" officeooo:rsid="0041c8f2" officeooo:paragraph-rsid="0041c8f2" style:font-style-asian="normal" style:font-weight-asian="bold" style:font-style-complex="normal" style:font-weight-complex="bold"/>
    </style:style>
    <style:style style:name="P25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6" style:family="paragraph" style:parent-style-name="Standard" style:list-style-name="L2">
      <style:text-properties style:font-name="DejaVu Sans" fo:font-weight="bold" officeooo:rsid="004f80b6" officeooo:paragraph-rsid="004f80b6" style:font-weight-asian="bold" style:font-weight-complex="bold"/>
    </style:style>
    <style:style style:name="P27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officeooo:rsid="001a707c"/>
    </style:style>
    <style:style style:name="T18" style:family="text">
      <style:text-properties style:font-name="DejaVu Sans" officeooo:rsid="0024f111"/>
    </style:style>
    <style:style style:name="T19" style:family="text">
      <style:text-properties style:font-name="DejaVu Sans" officeooo:rsid="004105e4"/>
    </style:style>
    <style:style style:name="T20" style:family="text">
      <style:text-properties officeooo:rsid="00156931"/>
    </style:style>
    <style:style style:name="T21" style:family="text">
      <style:text-properties officeooo:rsid="001923e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0ab3" style:font-weight-asian="normal" style:font-weight-complex="normal"/>
    </style:style>
    <style:style style:name="T24" style:family="text">
      <style:text-properties fo:font-weight="normal" officeooo:rsid="004987a6" style:font-weight-asian="normal" style:font-weight-complex="normal"/>
    </style:style>
    <style:style style:name="T25" style:family="text">
      <style:text-properties officeooo:rsid="0024f111"/>
    </style:style>
    <style:style style:name="T26" style:family="text">
      <style:text-properties officeooo:rsid="002cdfca"/>
    </style:style>
    <style:style style:name="T27" style:family="text">
      <style:text-properties fo:font-style="italic" officeooo:rsid="002cdfca" style:font-style-asian="italic" style:font-style-complex="italic"/>
    </style:style>
    <style:style style:name="T28" style:family="text">
      <style:text-properties fo:font-style="italic" officeooo:rsid="002dccfb" style:font-style-asian="italic" style:font-style-complex="italic"/>
    </style:style>
    <style:style style:name="T29" style:family="text">
      <style:text-properties officeooo:rsid="002edc92"/>
    </style:style>
    <style:style style:name="T30" style:family="text">
      <style:text-properties officeooo:rsid="003107b2"/>
    </style:style>
    <style:style style:name="T31" style:family="text">
      <style:text-properties officeooo:rsid="003bdc1d"/>
    </style:style>
    <style:style style:name="T32" style:family="text">
      <style:text-properties officeooo:rsid="0044c913"/>
    </style:style>
    <style:style style:name="T33" style:family="text">
      <style:text-properties officeooo:rsid="00484b5d"/>
    </style:style>
    <style:style style:name="T34" style:family="text">
      <style:text-properties officeooo:rsid="004942eb"/>
    </style:style>
    <style:style style:name="T35" style:family="text">
      <style:text-properties officeooo:rsid="004ba29d"/>
    </style:style>
    <style:style style:name="T36" style:family="text">
      <style:text-properties officeooo:rsid="004c20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36">Visse knapper indeholder flere t</text:span><text:span text:style-name="T31">avle</text:span><text:span text:style-name="T36">r</text:span><text:span text:style-name="T31">.</text:span> Man skifter mellem dem ved at trykke flere gange på <text:span text:style-name="T35">knappen</text:span>.</text:h>
      <text:h text:style-name="P6" text:outline-level="3">Generelle funktioner</text:h>
      <text:list xml:id="list191450070" text:style-name="L1">
        <text:list-item>
          <text:p text:style-name="P12"><text:span text:style-name="T15">Rød tænd/sluk knap</text:span><text:span text:style-name="T14">: </text:span><text:span text:style-name="T17">Standby til / fra (bruges når dagen er slut)</text:span></text:p>
        </text:list-item>
        <text:list-item>
          <text:p text:style-name="P13"><text:span text:style-name="T16">Tast 2, 0, 1, 8 med ét sekunds mellemrum</text:span><text:span text:style-name="T17">: Systemet lukkes </text:span><text:span text:style-name="T18">helt </text:span><text:span text:style-name="T17">ned</text:span><text:span text:style-name="T19"> (bør kun bruges i tilfælde af reparation)</text:span></text:p>
        </text:list-item>
      </text:list>
      <text:h text:style-name="P7" text:outline-level="3">Tavler</text:h>
      <text:list xml:id="list2033401455" text:style-name="L2">
        <text:list-item>
          <text:p text:style-name="P14"><text:span text:style-name="T2">1</text:span>: <text:span text:style-name="T34">Sloan </text:span>Chart 1<text:span text:style-name="T25"> / Chart 2 / Chart R</text:span></text:p>
        </text:list-item>
        <text:list-item>
          <text:p text:style-name="P20"><text:span text:style-name="T6">2</text:span><text:span text:style-name="T30">: </text:span><text:span text:style-name="T34">Tumbling </text:span><text:span text:style-name="T30">E'er / </text:span><text:span text:style-name="T34">Landolt </text:span><text:span text:style-name="T30">C'er</text:span></text:p>
        </text:list-item>
        <text:list-item>
          <text:p text:style-name="P21"><text:span text:style-name="T6">3</text:span>: Tal<text:span text:style-name="T20"> </text:span><text:span text:style-name="T28">(kun til test)</text:span></text:p>
        </text:list-item>
        <text:list-item>
          <text:p text:style-name="P22"><text:span text:style-name="T6">4</text:span>: <text:span text:style-name="T34">Børnetavle</text:span></text:p>
        </text:list-item>
        <text:list-item>
          <text:p text:style-name="P22"><text:span text:style-name="T6">5</text:span>: <text:span text:style-name="T20">Astigmatisme cirkler </text:span><text:span text:style-name="T28">(kun til test)</text:span></text:p>
        </text:list-item>
        <text:list-item>
          <text:p text:style-name="P23"><text:span text:style-name="T6">6</text:span>: Rød<text:span text:style-name="T29">+</text:span>Grøn<text:span text:style-name="T25"> / </text:span>Worth 4-dots<text:span text:style-name="T25"> / </text:span>Samsyn<text:span text:style-name="T26"> </text:span><text:span text:style-name="T27">(kun til test)</text:span></text:p>
        </text:list-item>
        <text:list-item>
          <text:p text:style-name="P24"><text:span text:style-name="T26">7</text:span><text:span text:style-name="T22">: </text:span><text:span text:style-name="T24">Sloan </text:span><text:span text:style-name="T22">HOTV</text:span><text:span text:style-name="T23"> 1 / HOTV 2</text:span></text:p>
        </text:list-item>
      </text:list>
      <text:h text:style-name="P8" text:outline-level="3">Tegnbaserede tavle funktioner</text:h>
      <text:list xml:id="list133541535068113" text:continue-numbering="true" text:style-name="L2">
        <text:list-item>
          <text:p text:style-name="P14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5"><text:span text:style-name="T7">T</text:span><text:span text:style-name="T10">OOLS</text:span>: <text:span text:style-name="T32">Slå crowding til / fra</text:span></text:p>
        </text:list-item>
        <text:list-item>
          <text:p text:style-name="P16"><text:span text:style-name="T2">INFO</text:span>: Skift mellem <text:span text:style-name="T33">visning af </text:span>1 <text:span text:style-name="T33">eller</text:span> 5 tegn</text:p>
        </text:list-item>
        <text:list-item>
          <text:p text:style-name="P26">OK (knappen midt mellem pilene)<text:span text:style-name="T22">: Bland tegn på viste række</text:span></text:p>
        </text:list-item>
      </text:list>
      <text:h text:style-name="P9" text:outline-level="3"><text:span text:style-name="T8">Astigmatiske </text:span><text:span text:style-name="T9">funktioner</text:span></text:h>
      <text:list xml:id="list133541299720023" text:continue-numbering="true" text:style-name="L2">
        <text:list-item>
          <text:p text:style-name="P17"><text:span text:style-name="T2">Højre- / </text:span><text:span text:style-name="T3">venstre</text:span><text:span text:style-name="T2">pil:</text:span> <text:span text:style-name="T20">Slå sort cirkel overlay til / fra</text:span></text:p>
        </text:list-item>
      </text:list>
      <text:h text:style-name="P10" text:outline-level="3">Samsyn funktioner</text:h>
      <text:list xml:id="list133539554453819" text:continue-numbering="true" text:style-name="L2">
        <text:list-item>
          <text:p text:style-name="P18"><text:span text:style-name="T2">Højre- / </text:span><text:span text:style-name="T3">venstre</text:span><text:span text:style-name="T2">pil:</text:span> <text:span text:style-name="T20">Skift mellem horisontal og vertikal visning</text:span></text:p>
        </text:list-item>
      </text:list>
      <text:h text:style-name="P11" text:outline-level="3">Opsætning</text:h>
      <text:list xml:id="list133541115430991" text:continue-numbering="true" text:style-name="L2">
        <text:list-item>
          <text:p text:style-name="P19"><text:span text:style-name="T5">Menu</text:span>: <text:span text:style-name="T21">Åben vindue med opsætning</text:span></text:p>
        </text:list-item>
        <text:list-item>
          <text:p text:style-name="P25">Pile<text:span text:style-name="T22">: Navigér menu og sæt værdier</text:span></text:p>
        </text:list-item>
        <text:list-item>
          <text:p text:style-name="P19"><text:span text:style-name="T2">OK</text:span><text:span text:style-name="T4"> (</text:span><text:span text:style-name="T11">knappen</text:span><text:span text:style-name="T4"> midt mellem pilene)</text:span>: <text:span text:style-name="T21">Gem opsætning</text:span></text:p>
        </text:list-item>
      </text:list>
      <text:p text:style-name="P2"/>
      <text:p text:style-name="P3">På en Asus VG248QE skærm skal følgende værdier være sat:</text:p>
      <text:list xml:id="list2109817255" text:style-name="L3">
        <text:list-item>
          <text:p text:style-name="P27">Brightness: 73</text:p>
        </text:list-item>
        <text:list-item>
          <text:p text:style-name="P27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1-27T13:34:44.414223133</dc:date>
    <meta:editing-duration>PT19H14M21S</meta:editing-duration>
    <meta:editing-cycles>52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1" meta:word-count="230" meta:character-count="1223" meta:non-whitespace-character-count="1045"/>
  </office:meta>
</office:document-meta>
</file>